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1</text:p>
      <text:p text:style-name="Standard">Hello World2</text:p>
      <text:p text:style-name="Standard">Hello World3</text:p>
      <text:p text:style-name="Standard">Hello World4</text:p>
      <text:p text:style-name="Standard">Hello World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5T16:51:50.43</meta:creation-date>
    <meta:document-statistic meta:table-count="0" meta:image-count="0" meta:object-count="0" meta:page-count="1" meta:paragraph-count="5" meta:word-count="10" meta:character-count="60"/>
    <dc:date>2013-03-05T16:52:29.24</dc:date>
    <meta:editing-duration>PT38S</meta:editing-duration>
    <meta:editing-cycles>1</meta:editing-cycles>
    <meta:generator>OpenOffice.org/3.4.1$Win32 OpenOffice.org_project/341m1$Build-9593</meta:generator>
  </office:meta>
</office:document-meta>
</file>